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6.763cm"/>
    </style:style>
    <style:style style:name="co2" style:family="table-column">
      <style:table-column-properties fo:break-before="auto" style:column-width="2.258cm"/>
    </style:style>
    <style:style style:name="co3" style:family="table-column">
      <style:table-column-properties fo:break-before="auto" style:column-width="3.194cm"/>
    </style:style>
    <style:style style:name="co4" style:family="table-column">
      <style:table-column-properties fo:break-before="auto" style:column-width="25cm"/>
    </style:style>
    <style:style style:name="ro1" style:family="table-row">
      <style:table-row-properties style:row-height="1.104cm" fo:break-before="auto" style:use-optimal-row-height="false"/>
    </style:style>
    <style:style style:name="ro2" style:family="table-row">
      <style:table-row-properties style:row-height="12.268cm" fo:break-before="auto" style:use-optimal-row-height="false"/>
    </style:style>
    <style:style style:name="ro3" style:family="table-row">
      <style:table-row-properties style:row-height="1.632cm" fo:break-before="auto" style:use-optimal-row-height="true"/>
    </style:style>
    <style:style style:name="ro4" style:family="table-row">
      <style:table-row-properties style:row-height="12.294cm" fo:break-before="auto" style:use-optimal-row-height="true"/>
    </style:style>
    <style:style style:name="ro5" style:family="table-row">
      <style:table-row-properties style:row-height="11.109cm" fo:break-before="auto" style:use-optimal-row-height="true"/>
    </style:style>
    <style:style style:name="ro6" style:family="table-row">
      <style:table-row-properties style:row-height="0.452cm" fo:break-before="auto" style:use-optimal-row-height="true"/>
    </style:style>
    <style:style style:name="ro7" style:family="table-row">
      <style:table-row-properties style:row-height="7.95cm" fo:break-before="auto" style:use-optimal-row-height="true"/>
    </style:style>
    <style:style style:name="ro8" style:family="table-row">
      <style:table-row-properties style:row-height="8.345cm" fo:break-before="auto" style:use-optimal-row-height="true"/>
    </style:style>
    <style:style style:name="ro9" style:family="table-row">
      <style:table-row-properties style:row-height="8.74cm" fo:break-before="auto" style:use-optimal-row-height="true"/>
    </style:style>
    <style:style style:name="ro10" style:family="table-row">
      <style:table-row-properties style:row-height="6.765cm" fo:break-before="auto" style:use-optimal-row-height="true"/>
    </style:style>
    <style:style style:name="ro11" style:family="table-row">
      <style:table-row-properties style:row-height="7.555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vertical-align="middle"/>
    </style:style>
    <style:style style:name="ce2" style:family="table-cell" style:parent-style-name="Default">
      <style:table-cell-properties fo:wrap-option="wrap" style:vertical-align="middle"/>
    </style:style>
  </office:automatic-styles>
  <office:body>
    <office:spreadsheet>
      <table:table table:name="Sheet1" table:style-name="ta1">
        <table:table-column table:style-name="co1" table:default-cell-style-name="ce1"/>
        <table:table-column table:style-name="co2" table:number-columns-repeated="2" table:default-cell-style-name="ce1"/>
        <table:table-column table:style-name="co3" table:default-cell-style-name="ce1"/>
        <table:table-column table:style-name="co4" table:default-cell-style-name="ce2"/>
        <table:table-column table:style-name="co2" table:number-columns-repeated="16379" table:default-cell-style-name="ce1"/>
        <table:table-row table:style-name="ro1">
          <table:table-cell office:value-type="string" calcext:value-type="string">
            <text:p>Série avec les masques de DICOM SEG</text:p>
          </table:table-cell>
          <table:table-cell office:value-type="string" calcext:value-type="string">
            <text:p>PatientID</text:p>
          </table:table-cell>
          <table:table-cell office:value-type="string" calcext:value-type="string">
            <text:p>StudyDate</text:p>
          </table:table-cell>
          <table:table-cell office:value-type="string" calcext:value-type="string">
            <text:p>AccessionNumber</text:p>
          </table:table-cell>
          <table:table-cell office:value-type="string" calcext:value-type="string">
            <text:p>Clinical information data (Pseudo reports)</text:p>
          </table:table-cell>
          <table:table-cell table:number-columns-repeated="16379"/>
        </table:table-row>
        <table:table-row table:style-name="ro2">
          <table:table-cell office:value-type="string" calcext:value-type="string">
            <text:p>S2 CEV torax</text:p>
          </table:table-cell>
          <table:table-cell office:value-type="string" calcext:value-type="string">
            <text:p>0301B7D6</text:p>
          </table:table-cell>
          <table:table-cell office:value-type="string" calcext:value-type="string">
            <text:p>25/11/2020</text:p>
          </table:table-cell>
          <table:table-cell office:value-type="float" office:value="11092835" calcext:value-type="float">
            <text:p>11092835</text:p>
          </table:table-cell>
          <table:table-cell office:value-type="string" calcext:value-type="string">
            <text:p>Reason for Study: Patient with Lung Neoplasia PsA Included in Clinical Trial ..</text:p>
            <text:p/>
            <text:p>STUDY TECHNIQUE.</text:p>
            <text:p>Thoracic, abdominal, and pelvic CT scans are performed after administration of ev contrast.</text:p>
            <text:p/>
            <text:p>REPORT.</text:p>
            <text:p>Regarding the previous CT, the following was observed:</text:p>
            <text:p>- Size stability of lymphadenopathy in the right supraclavicular fossa, among which we highlight the largest of 34x54 (anterior of 37x54mm)(image 2)</text:p>
            <text:p>- Right axillary adenopathy of 13x15mm unchanged (image 21).</text:p>
            <text:p>- Right upper parahilar central lung mass difficult to measure (NON-TARGET lesion) without significant changes, with signs of infiltration of mediastinal fat with infiltration of the SVC, compatible with unchanged primary pulmonary neoproliferative process.</text:p>
            <text:p>- Significant increase in size of the high right paratracheal mediastinal adenopathic involvement that is difficult to delimit.</text:p>
            <text:p>- (F1) Right paravertebral apical pulmonary nodule of 55 mm unchanged, neoplastic appearance (Image-9), with associated fibroscarrial lesion apical right apical, without significant changes.</text:p>
            <text:p>- Pseudonodular condensation with a fibrocicatricial appearance in the left posterior costophrenic sinus unchanged, with the appearance of atelectatic condensation in the right posterior costophrenic sinus.</text:p>
            <text:p>- No evidence of other nodules or suspicious lung condensations.</text:p>
            <text:p>- No pleural effusion.</text:p>
            <text:p>- Liver of preserved size and morphology, with a small focal lesion of 8mm in segment VIII-hepatic dome, non-specific, unchanged.</text:p>
            <text:p>- Spleen, pancreas, right adrenal, and both kidneys with no suspicious focal lesions.</text:p>
            <text:p>- Left adrenal nodular lesion of 14 mm (anterior of 16 mm) (image 21) suspicious of M1.</text:p>
            <text:p>- I do not identify suspicious-looking intra-abdominal lymphadenopathy.</text:p>
            <text:p>- Decrease in size of the left inguinal adenopathy with a clear pathological appearance, 11x19mm (anterior 11x29mm), with necrotic changes inside it (image 72)</text:p>
            <text:p>- No significant amount of free intra-abdominal fluid.</text:p>
            <text:p>- Anterior wedging fracture of the vertebral body of T5 with chronic traumatic appearance, unchanged.</text:p>
            <text:p>- Sclerosing changes in the trabecular bone of the body and the glen of the right scapula, with a lytic component in the region of the acromion compatible with metastatic lesion, probably related to radial changes according to CLINICAL INFORMATION. Rest of the study unchanged.</text:p>
            <text:p/>
            <text:p>CONCLUSIONS.</text:p>
            <text:p>Findings compatible with PD according to RECIST criteria due to unequivocal progression of NON-TARGET involvement.</text:p>
          </table:table-cell>
          <table:table-cell table:number-columns-repeated="16379"/>
        </table:table-row>
        <table:table-row table:style-name="ro3">
          <table:table-cell office:value-type="string" calcext:value-type="string">
            <text:p>S2 CEV torax</text:p>
          </table:table-cell>
          <table:table-cell office:value-type="string" calcext:value-type="string">
            <text:p>0301B7D6</text:p>
          </table:table-cell>
          <table:table-cell office:value-type="string" calcext:value-type="string">
            <text:p>17/01/2021</text:p>
          </table:table-cell>
          <table:table-cell office:value-type="float" office:value="11297707" calcext:value-type="float">
            <text:p>11297707</text:p>
          </table:table-cell>
          <table:table-cell office:value-type="string" calcext:value-type="string">
            <text:p>Reason for Study: Patient with PsA of Lung Neoplasia included in clinical trial.<text:line-break/><text:line-break/>STUDY TECHNIQUE.<text:line-break/>Thoracic, abdominal, and pelvic CT scans are performed after administration of ev contrast.</text:p>
          </table:table-cell>
          <table:table-cell table:number-columns-repeated="16379"/>
        </table:table-row>
        <table:table-row table:style-name="ro4">
          <table:table-cell office:value-type="string" calcext:value-type="string">
            <text:p>S2 CEV torax</text:p>
          </table:table-cell>
          <table:table-cell office:value-type="string" calcext:value-type="string">
            <text:p>0301B7D6</text:p>
          </table:table-cell>
          <table:table-cell office:value-type="string" calcext:value-type="string">
            <text:p>14/07/2020</text:p>
          </table:table-cell>
          <table:table-cell office:value-type="float" office:value="31981427" calcext:value-type="float">
            <text:p>31981427</text:p>
          </table:table-cell>
          <table:table-cell office:value-type="string" calcext:value-type="string">
            <text:p>Reason for Study: Patient with PsA of Lung Neoplasia included in clinical trial.</text:p>
            <text:p/>
            <text:p>STUDY TECHNIQUE.</text:p>
            <text:p>Thoracic, abdominal, and pelvic CT scans are performed after administration of ev contrast. BASAL Study.</text:p>
            <text:p/>
            <text:p>REPORT.</text:p>
            <text:p>lymphadenopathy in the right supraclavicular fossa, including the largest one of 27x39mm (image 9), right axillary adenopathy of 18x24mm (image 29), right upper parahilar central lung mass that is difficult to measure (non-target lesion), with signs of infiltration of mediastinal fat with infiltration of the VCS, compatible with primary pulmonary neoproliferative process.</text:p>
            <text:p/>
            <text:p>High right paratracheal mediastinal adenopathic involvement difficult to delimit (non-target lesion).</text:p>
            <text:p/>
            <text:p>- (F1) A 32 mm right paravertebral apical pulmonary nodule with a neoplastic appearance (image -14) with a fibrocitricial lesion associated with the right apical appearance. </text:p>
            <text:p>Pseudonodular condensation with fibrocicatricial appearance in the left posterior costophrenic sinus. </text:p>
            <text:p>There is no evidence of other nodules or suspicious pulmonary condensations. </text:p>
            <text:p>Do not have pleural effusion. </text:p>
            <text:p>Liver of preserved size and morphology, with a small focal lesion of 8mm in segment VIII-hepatic dome, non-specific, with no evidence of other nodular lesions of suspicious appearance. </text:p>
            <text:p>Evaluate evolutionarily. </text:p>
            <text:p>Gallbladder and bile duct with no measurable abnormalities.</text:p>
            <text:p>Spleen, pancreas, right adrenal and both kidneys with no suspicious focal lesions. </text:p>
            <text:p>Left adrenal nodular lesion measuring 26x21mm, suspicious of M1. </text:p>
            <text:p>No suspicious-looking intra-abdominal lymphadenopathy was identified. </text:p>
            <text:p>Left inguinal adenopathy with a clear pathological appearance, 34x41mm (image 70) No significant amount of intra-abdominal free fluid. </text:p>
            <text:p>Anterior wedging fracture of the vertebral body of T5 with chronic traumatic appearance, Sclerosing changes in the trabecular bone of the body and the glena of the right scapula, probably related to radial changes according to CLINICAL INFORMATION.</text:p>
            <text:p/>
            <text:p>CONCLUSIONS.</text:p>
            <text:p>Right parahilar lung mass, with right apical nodular lesion with neoplastic appearance N1 in right FSC, right axillary and right paratracheal mediastinal. N1 left inguinal. Probable left adrenal M1. Radial changes in the right scapula with no evidence of metastatic bone lesion assessable in the current study.</text:p>
          </table:table-cell>
          <table:table-cell table:number-columns-repeated="16379"/>
        </table:table-row>
        <table:table-row table:style-name="ro5">
          <table:table-cell office:value-type="string" calcext:value-type="string">
            <text:p>S2 CEV torax</text:p>
          </table:table-cell>
          <table:table-cell office:value-type="string" calcext:value-type="string">
            <text:p>0301B7D6</text:p>
          </table:table-cell>
          <table:table-cell office:value-type="string" calcext:value-type="string">
            <text:p>01/09/2020</text:p>
          </table:table-cell>
          <table:table-cell office:value-type="float" office:value="57329381" calcext:value-type="float">
            <text:p>57329381</text:p>
          </table:table-cell>
          <table:table-cell office:value-type="string" calcext:value-type="string">
            <text:p>Reason for Study: Patient with Lung Neoplasia PsA Included in Clinical Trial ..<text:line-break/><text:line-break/>STUDY TECHNIQUE.<text:line-break/>Thoracic, abdominal, and pelvic CT scans are performed after administration of ev contrast.<text:line-break/><text:line-break/>REPORT.<text:line-break/>Regarding the previous CT scan, the following was observed:<text:line-break/>- Size stability of lymph nodes in the right supraclavicular fossa, among which we highlight the largest of 27x42 (anterior of 27x39mm)(image 3)<text:line-break/>- Right axillary lymphadenopathy of 13x15mm (anterior of 18x24mm)(image 21)<text:line-break/>- Right upper parahilar central lung mass difficult to measure (NON-TARGET lesion) without significant changes, with signs of infiltration of mediastinal fat with infiltration of the SVC, compatible with primary pulmonary neoproliferative process.<text:line-break/>- High right paratracheal mediastinal adenopathic involvement difficult to delimit (NON-TARGET lesion) without relevant changes. -(F1) Right paravertebral apical pulmonary nodule of 43mm, neoplastic appearance (image 9), with lesion of associated fibroscarrial appearance of right apical, without significant changes. Pseudonodular condensation with fibroscarrial appearance in left posterior costophrenic sinus unchanged.<text:line-break/>- No evidence of other nodules or suspicious lung condensations.<text:line-break/>- No pleural effusion.<text:line-break/>- Liver of preserved size and morphology, with a small focal lesion of 8mm in segment VIII-hepatic dome, non-specific, unchanged.<text:line-break/>- Spleen, pancreas, right adrenal, and both kidneys with no suspicious focal lesions.<text:line-break/>- Left adrenal nodular lesion of 25 mm (anterior of 26 mm) suspicious of M1.<text:line-break/>- I do not identify suspicious-looking intra-abdominal lymphadenopathy.<text:line-break/>- Left inguinal adenopathy with a clear pathological appearance, 34x51mm (anterior 34x41mm), with necrotic changes inside (Figure 72)<text:line-break/>- No free intra-abdominal fluid in significant quantity.<text:line-break/>- Anterior wedging fracture of the vertebral body of T5 with chronic traumatic appearance,<text:line-break/>- Sclerosing changes in the trabecular bone of the body and the glena of the right scapula, probably related to radial changes according to CLINICAL INFORMATION. Rest of the study unchanged.<text:line-break/><text:line-break/>CONCLUSIONS.<text:line-break/>Findings compatible with SD according to RECIST criteria.</text:p>
          </table:table-cell>
          <table:table-cell table:number-columns-repeated="16379"/>
        </table:table-row>
        <table:table-row table:style-name="ro5">
          <table:table-cell office:value-type="string" calcext:value-type="string">
            <text:p>S2 CEV torax</text:p>
          </table:table-cell>
          <table:table-cell office:value-type="string" calcext:value-type="string">
            <text:p>0301B7D6</text:p>
          </table:table-cell>
          <table:table-cell office:value-type="string" calcext:value-type="string">
            <text:p>24/10/2020</text:p>
          </table:table-cell>
          <table:table-cell office:value-type="float" office:value="92106962" calcext:value-type="float">
            <text:p>92106962</text:p>
          </table:table-cell>
          <table:table-cell office:value-type="string" calcext:value-type="string">
            <text:p>Reason for Study: Patient with Lung Neoplasia PsA Included in Clinical Trial ..<text:line-break/><text:line-break/>STUDY TECHNIQUE.<text:line-break/>Thoracic, abdominal, and pelvic CT scans are performed after administration of ev contrast.<text:line-break/><text:line-break/>REPORT.<text:line-break/>the following was observed:<text:line-break/>- Increase in the size of lymphadenopathies in the right supraclavicular fossa, among which we highlight the largest of 36x54 (anterior of 27x42mm)(image 4)<text:line-break/>- Right axillary lymphadenopathy of 13x15mm unchanged (image 25)<text:line-break/>- Right upper parahilar central lung mass difficult to measure (NON-TARGET lesion) without significant changes, with signs of infiltration of mediastinal fat with infiltration of the SVC, compatible with primary pulmonary neoproliferative process.<text:line-break/>- Significant increase in size of the high right paratracheal mediastinal adenopathic involvement that is difficult to delimit.- (F1) Right paravertebral apical pulmonary nodule of 44 mm, neoplastic appearance (image 12), with a lesion of associated fibroscarrial appearance of right apical, without significant changes.Pseudonodular condensation with fibroscarrial appearance in left posterior costophrenic sinus unchanged.<text:line-break/>- No evidence of other nodules or suspicious lung condensations.<text:line-break/>- No pleural effusion.<text:line-break/>- Liver of preserved size and morphology, with a small focal lesion of 8mm in segment VIII-hepatic dome, non-specific, unchanged.<text:line-break/>- Spleen, pancreas, right adrenal, and both kidneys with no suspicious focal lesions.<text:line-break/>- Left adrenal nodular lesion of 16 mm (anterior of 25 mm) (image 19) suspected of M1.<text:line-break/>- I do not identify suspicious-looking intra-abdominal lymphadenopathy.<text:line-break/>- Decrease in size of the left inguinal adenopathy with a clear pathological appearance, 11x29mm (anterior 34x51mm), with necrotic changes inside (image 72)<text:line-break/>- No free intra-abdominal fluid in significant quantity.<text:line-break/>- Anterior wedging fracture of the vertebral body of T5 with chronic traumatic appearance,<text:line-break/>- Sclerosing changes in the trabecular bone of the body and the glena of the right scapula, probably related to radial changes according to CLINICAL INFORMATION. Rest of the study unchanged.<text:line-break/><text:line-break/>CONCLUSIONS.<text:line-break/>Findings compatible with PD according to RECIST criteria due to unequivocal progression of NON-TARGET involvement.</text:p>
          </table:table-cell>
          <table:table-cell table:number-columns-repeated="16379"/>
        </table:table-row>
        <table:table-row table:style-name="ro6">
          <table:table-cell office:value-type="string" calcext:value-type="string">
            <text:p>S2 CEV torax</text:p>
          </table:table-cell>
          <table:table-cell office:value-type="string" calcext:value-type="string">
            <text:p>063F6BB9</text:p>
          </table:table-cell>
          <table:table-cell office:value-type="string" calcext:value-type="string">
            <text:p>14/06/2023</text:p>
          </table:table-cell>
          <table:table-cell office:value-type="float" office:value="10969511" calcext:value-type="float">
            <text:p>10969511</text:p>
          </table:table-cell>
          <table:table-cell office:value-type="string" calcext:value-type="string">
            <text:p>Reason for Study: Patient with Lung Neoplasia included in clinical trial.</text:p>
          </table:table-cell>
          <table:table-cell table:number-columns-repeated="16379"/>
        </table:table-row>
        <table:table-row table:style-name="ro6">
          <table:table-cell office:value-type="string" calcext:value-type="string">
            <text:p>S2 CEV torax</text:p>
          </table:table-cell>
          <table:table-cell office:value-type="string" calcext:value-type="string">
            <text:p>063F6BB9</text:p>
          </table:table-cell>
          <table:table-cell office:value-type="string" calcext:value-type="string">
            <text:p>05/09/2023</text:p>
          </table:table-cell>
          <table:table-cell office:value-type="float" office:value="12995507" calcext:value-type="float">
            <text:p>12995507</text:p>
          </table:table-cell>
          <table:table-cell office:value-type="string" calcext:value-type="string">
            <text:p>Reason for Study: Patient with Lung Neoplasia included in clinical trial.</text:p>
          </table:table-cell>
          <table:table-cell table:number-columns-repeated="16379"/>
        </table:table-row>
        <table:table-row table:style-name="ro6">
          <table:table-cell office:value-type="string" calcext:value-type="string">
            <text:p>S2 CEV torax</text:p>
          </table:table-cell>
          <table:table-cell office:value-type="string" calcext:value-type="string">
            <text:p>063F6BB9</text:p>
          </table:table-cell>
          <table:table-cell office:value-type="string" calcext:value-type="string">
            <text:p>25/07/2023</text:p>
          </table:table-cell>
          <table:table-cell office:value-type="float" office:value="18755655" calcext:value-type="float">
            <text:p>18755655</text:p>
          </table:table-cell>
          <table:table-cell office:value-type="string" calcext:value-type="string">
            <text:p>Reason for Study: Patient with Lung Neoplasia included in clinical trial.</text:p>
          </table:table-cell>
          <table:table-cell table:number-columns-repeated="16379"/>
        </table:table-row>
        <table:table-row table:style-name="ro6">
          <table:table-cell office:value-type="string" calcext:value-type="string">
            <text:p>S2 CEV torax</text:p>
          </table:table-cell>
          <table:table-cell office:value-type="string" calcext:value-type="string">
            <text:p>136F50A1</text:p>
          </table:table-cell>
          <table:table-cell office:value-type="string" calcext:value-type="string">
            <text:p>23/08/2023</text:p>
          </table:table-cell>
          <table:table-cell office:value-type="float" office:value="10492106" calcext:value-type="float">
            <text:p>10492106</text:p>
          </table:table-cell>
          <table:table-cell office:value-type="string" calcext:value-type="string">
            <text:p>Reason for Study: ASSAY.No reporting data available</text:p>
          </table:table-cell>
          <table:table-cell table:number-columns-repeated="16379"/>
        </table:table-row>
        <table:table-row table:style-name="ro7">
          <table:table-cell office:value-type="string" calcext:value-type="string">
            <text:p>S2 CEV torax</text:p>
          </table:table-cell>
          <table:table-cell office:value-type="string" calcext:value-type="string">
            <text:p>136F50A1</text:p>
          </table:table-cell>
          <table:table-cell office:value-type="string" calcext:value-type="string">
            <text:p>08/08/2023</text:p>
          </table:table-cell>
          <table:table-cell office:value-type="float" office:value="17790114" calcext:value-type="float">
            <text:p>17790114</text:p>
          </table:table-cell>
          <table:table-cell office:value-type="string" calcext:value-type="string">
            <text:p>Reason for Study: ASSAY. </text:p>
            <text:p/>
            <text:p>STUDY TECHNIQUE: THORACIC, ABDOMINAL AND PELVIC CT studies with ev contrast were performed according to the usual protocol.</text:p>
            <text:p/>
            <text:p>REPORT.</text:p>
            <text:p>Regarding the previous CT, the following was observed:</text:p>
            <text:p>- No pathological-looking supraclavicular or axillary lymphadenopathies were identified.</text:p>
            <text:p>- Pathological-looking adenopathy in the anterior mediastinal prevascular location of 7mm unchanged (Figure 18).</text:p>
            <text:p>- Mediastinum without other relevant pathological abnormalities, with discrete CARDIOMEGALY.</text:p>
            <text:p>- Bilateral pulmonary nodular involvement compatible with M1, among which we monitored quantitatively:</text:p>
            <text:p>- (F1) in the apical segment of LUL of 19 mm F1 (image 11).</text:p>
            <text:p>- (F2) in the apical segment of the LLL of 29mm (image 25). No pleural effusion in current study.</text:p>
            <text:p>- Liver, pancreas, adrenals, and both kidneys unchanged, with no suspicious lesions.</text:p>
            <text:p>- Absence of visualization of the uterus and both adnexa, probably related to hysterectomy + double adnexectomy + probable omentectomy.</text:p>
            <text:p>- I do not identify pathologically sized infradiaphragmatic lymphadenopathies according to RECIST criteria in the current study.</text:p>
            <text:p>- No free intra-abdominal fluid is observed.</text:p>
            <text:p>- No evidence of bone lesions suspected of M1. The rest of the study remained unchanged from the previous study.</text:p>
            <text:p/>
            <text:p>CONCLUSIONS.</text:p>
            <text:p>Findings compatible with PE according to RECIST criteria.</text:p>
          </table:table-cell>
          <table:table-cell table:number-columns-repeated="16379"/>
        </table:table-row>
        <table:table-row table:style-name="ro8">
          <table:table-cell office:value-type="string" calcext:value-type="string">
            <text:p>S2 CEV torax</text:p>
          </table:table-cell>
          <table:table-cell office:value-type="string" calcext:value-type="string">
            <text:p>136F50A1</text:p>
          </table:table-cell>
          <table:table-cell office:value-type="string" calcext:value-type="string">
            <text:p>18/07/2023</text:p>
          </table:table-cell>
          <table:table-cell office:value-type="float" office:value="20890776" calcext:value-type="float">
            <text:p>20890776</text:p>
          </table:table-cell>
          <table:table-cell office:value-type="string" calcext:value-type="string">
            <text:p>Reason for Study: ASSAY.<text:line-break/><text:line-break/>STUDY TECHNIQUE.<text:line-break/>THORACIC, ABDOMINAL AND PELVIC CT studies with ev contrast were performed according to the usual protocol.<text:line-break/><text:line-break/>REPORT.<text:line-break/>Regarding the previous CT, the following were observed:<text:line-break/>- No pathological-looking supraclavicular or axillary lymphadenopathies were identified.<text:line-break/>- Pathological-looking adenopathy in the anterior mediastinal prevascular location of 7mm unchanged (Figure 21).<text:line-break/>- Mediastinum without other relevant pathological abnormalities, with discrete CARDIOMEGALY.<text:line-break/>- Bilateral pulmonary nodular involvement compatible with M1, among which we monitored quantitatively:<text:line-break/>- (F1) in the apical segment of LUL of 19 mm without changes (image 14).<text:line-break/>- (F2) in the apical segment of the LLL of 28mm ) (image 29). No pleural effusion in current study.<text:line-break/>- Liver, pancreas, adrenals, and both kidneys unchanged, with no suspicious lesions.<text:line-break/>- Absence of visualization of the uterus and both adnexa, probably related to hysterectomy + double adnexectomy + probable omentectomy.<text:line-break/>- I do not identify pathologically sized infradiaphragmatic lymphadenopathies according to RECIST criteria in the current study.<text:line-break/>- No free intra-abdominal fluid is observed.<text:line-break/>- No evidence of bone lesions suspected of M1. The rest of the study remained unchanged from the previous study.<text:line-break/><text:line-break/>CONCLUSIONS.<text:line-break/>Findings compatible with EE according to RECIST criteria.</text:p>
          </table:table-cell>
          <table:table-cell table:number-columns-repeated="16379"/>
        </table:table-row>
        <table:table-row table:style-name="ro9">
          <table:table-cell office:value-type="string" calcext:value-type="string">
            <text:p>S2 CEV torax</text:p>
          </table:table-cell>
          <table:table-cell office:value-type="string" calcext:value-type="string">
            <text:p>136F50A1</text:p>
          </table:table-cell>
          <table:table-cell office:value-type="string" calcext:value-type="string">
            <text:p>28/03/2023</text:p>
          </table:table-cell>
          <table:table-cell office:value-type="float" office:value="29905155" calcext:value-type="float">
            <text:p>29905155</text:p>
          </table:table-cell>
          <table:table-cell office:value-type="string" calcext:value-type="string">
            <text:p>Reason for Study: ASSAY.<text:line-break/><text:line-break/>STUDY TECHNIQUE.<text:line-break/>THORACIC, ABDOMINAL AND PELVIC CT studies with ev contrast were performed according to the usual protocol. Compares to previous CT available (40070113).<text:line-break/><text:line-break/>REPORT.<text:line-break/>Regarding the previous CT scan the following is observed:<text:line-break/>- No supraclavicular or axillary lymphadenopathies of pathological appearance are identified.<text:line-break/>- Pathological-looking adenopathy in the anterior mediastinal prevascular location of 7mm (anterior of 12mm) (Figure 25).<text:line-break/>- Mediastinum without other relevant pathological abnormalities, with discrete CARDIOMEGALY.<text:line-break/>- Bilateral pulmonary nodular involvement compatible with M1, among which we monitored quantitatively:<text:line-break/>- (F1) in the apical segment of LUL of 12mm (image 17).<text:line-break/>- (F2) in the apical segment of the LLL of 19mm (image 31). Appearance of mild left pleural effusion.<text:line-break/>- Liver, pancreas, adrenals, and both kidneys unchanged, with no suspicious lesions.<text:line-break/>- Absence of visualization of the uterus and both adnexa, probably related to hysterectomy + double adnexectomy + probable omentectomy.<text:line-break/>- I do not identify pathologically sized infradiaphragmatic lymphadenopathies according to RECIST criteria in the current study.<text:line-break/>- No free intra-abdominal fluid is observed.<text:line-break/>- No evidence of bone lesions suspected of M1. The rest of the study remained unchanged from the previous study.<text:line-break/><text:line-break/>CONCLUSIONS.<text:line-break/>Findings compatible with EE according to RECIST criteria.</text:p>
          </table:table-cell>
          <table:table-cell table:number-columns-repeated="16379"/>
        </table:table-row>
        <table:table-row table:style-name="ro10">
          <table:table-cell office:value-type="string" calcext:value-type="string">
            <text:p>S2 CEV torax</text:p>
          </table:table-cell>
          <table:table-cell office:value-type="string" calcext:value-type="string">
            <text:p>136F50A1</text:p>
          </table:table-cell>
          <table:table-cell office:value-type="string" calcext:value-type="string">
            <text:p>28/01/2023</text:p>
          </table:table-cell>
          <table:table-cell office:value-type="float" office:value="45070113" calcext:value-type="float">
            <text:p>45070113</text:p>
          </table:table-cell>
          <table:table-cell office:value-type="string" calcext:value-type="string">
            <text:p>Reason for Study: ASSAY.<text:line-break/><text:line-break/>STUDY TECHNIQUE.<text:line-break/>THORACIC, ABDOMINAL AND PELVIC CT studies with ev contrast were performed according to the usual protocol. BASAL Study.<text:line-break/><text:line-break/>REPORT.<text:line-break/>No pathological-looking supraclavicular or axillary lymphadenopathy was identified. Pathological-looking adenopathy in the anterior mediastinal prevascular location with a smaller diameter of 12 mm (Figure 21). Mediastinum without other relevant pathological alterations, with discrete CARDIOMEGALY. Bilateral pulmonary nodular involvement compatible with M1, among which we monitored quantitatively: -(F1) in the 13mm apical segment of LUL (image 13).<text:line-break/>- (F2) in the apical segment of the LLL of 22 mm (image 28). No pleural effusion is observed. Liver of preserved size and morphology with no evidence of assessable focal lesions. Unidentified spleen, to be evaluated with antecedents. pancreas, adrenals, and both kidneys of normal size and morphology. Absence of visualization of the uterus and both adnexa, probably related to hysterectomy + double adnexectomy + probable omentectomy. I do not identify pathologically-sized infradiaphragmatic lymph nodes according to RECIST criteria in the current study. No free intra-abdominal fluid is observed. No evidence of bone lesions suspicious of M1.<text:line-break/><text:line-break/>CONCLUSIONS.<text:line-break/>M1 bilateral pulmonary. Anterior mediastinal N1. PostQx changes to the features described.</text:p>
          </table:table-cell>
          <table:table-cell table:number-columns-repeated="16379"/>
        </table:table-row>
        <table:table-row table:style-name="ro9">
          <table:table-cell office:value-type="string" calcext:value-type="string">
            <text:p>S2 CEV torax</text:p>
          </table:table-cell>
          <table:table-cell office:value-type="string" calcext:value-type="string">
            <text:p>136F50A1</text:p>
          </table:table-cell>
          <table:table-cell office:value-type="string" calcext:value-type="string">
            <text:p>22/05/2023</text:p>
          </table:table-cell>
          <table:table-cell office:value-type="float" office:value="97256989" calcext:value-type="float">
            <text:p>97256989</text:p>
          </table:table-cell>
          <table:table-cell office:value-type="string" calcext:value-type="string">
            <text:p>Reason for Study: ASSAY.</text:p>
            <text:p/>
            <text:p>STUDY TECHNIQUE.</text:p>
            <text:p>THORACIC, ABDOMINAL AND PELVIC CT studies with ev contrast were performed according to the usual protocol. Compares to previous CT available on [REDACTED DATE].</text:p>
            <text:p/>
            <text:p>REPORT.</text:p>
            <text:p>Regarding the previous CT scan available on [REDACTED DATE], the following was observed:</text:p>
            <text:p>- No supraclavicular or axillary lymphadenopathies of pathological appearance were identified.</text:p>
            <text:p>- Pathological-looking adenopathy in the anterior mediastinal prevascular location of 7mm unchanged (Figure 21).</text:p>
            <text:p>- Mediastinum without other relevant pathological abnormalities, with discrete CARDIOMEGALY.</text:p>
            <text:p>- Bilateral pulmonary nodular involvement compatible with M1, among which we monitored quantitatively:</text:p>
            <text:p>- (F1) in the apical segment of LUL of 14mm (anterior 12mm) (image 14).</text:p>
            <text:p>- (F2) in the apical segment of the LLL of 23mm (anterior of 19mm) (image 28). Appearance of mild left pleural effusion.</text:p>
            <text:p>- Liver, pancreas, adrenals, and both kidneys unchanged, with no suspicious lesions.</text:p>
            <text:p>- Absence of visualization of the uterus and both adnexa, probably related to hysterectomy + double adnexectomy + probable omentectomy.</text:p>
            <text:p>- I do not identify pathologically sized infradiaphragmatic lymphadenopathies according to RECIST criteria in the current study.</text:p>
            <text:p>- No free intra-abdominal fluid is observed.</text:p>
            <text:p>- No evidence of bone lesions suspected of M1. The rest of the study remained unchanged from the previous study.</text:p>
            <text:p/>
            <text:p>CONCLUSIONS.</text:p>
            <text:p>Findings compatible with EE according to RECIST criteria.</text:p>
          </table:table-cell>
          <table:table-cell table:number-columns-repeated="16379"/>
        </table:table-row>
        <table:table-row table:style-name="ro6">
          <table:table-cell office:value-type="string" calcext:value-type="string">
            <text:p>S3 1.25 mm Pulmon</text:p>
          </table:table-cell>
          <table:table-cell office:value-type="string" calcext:value-type="string">
            <text:p>17A76C2A</text:p>
          </table:table-cell>
          <table:table-cell office:value-type="string" calcext:value-type="string">
            <text:p>05/04/2021</text:p>
          </table:table-cell>
          <table:table-cell office:value-type="float" office:value="26721665" calcext:value-type="float">
            <text:p>26721665</text:p>
          </table:table-cell>
          <table:table-cell office:value-type="string" calcext:value-type="string">
            <text:p>Reason for Study: LUNG NODULE CONTROL.</text:p>
          </table:table-cell>
          <table:table-cell table:number-columns-repeated="16379"/>
        </table:table-row>
        <table:table-row table:style-name="ro11">
          <table:table-cell office:value-type="string" calcext:value-type="string">
            <text:p>S3 1.25 mm Pulmon</text:p>
          </table:table-cell>
          <table:table-cell office:value-type="string" calcext:value-type="string">
            <text:p>17A76C2A</text:p>
          </table:table-cell>
          <table:table-cell office:value-type="string" calcext:value-type="string">
            <text:p>03/05/2020</text:p>
          </table:table-cell>
          <table:table-cell office:value-type="float" office:value="98426752" calcext:value-type="float">
            <text:p>98426752</text:p>
          </table:table-cell>
          <table:table-cell office:value-type="string" calcext:value-type="string">
            <text:p>Reason for Study: LUNG NODULE CONTROL.</text:p>
            <text:p/>
            <text:p>STUDY TECHNIQUE.</text:p>
            <text:p>Helical CT and HRCT were performed from pulmonary vertices to the upper hemiabdomen. .</text:p>
            <text:p/>
            <text:p>REPORT.</text:p>
            <text:p>Slight signs of paraseptal emphysema in the right apex. </text:p>
            <text:p>-(F4) 6.5 mm nodular image in RLL (image 125) , unique, uncharacteristic and stable.</text:p>
            <text:p>There is no evidence of parenchymal condensation. </text:p>
            <text:p>Dilatation of the proximal tracheobronchial tree. </text:p>
            <text:p>Hilia of vascular aspect. </text:p>
            <text:p>Cardiovascular structures without significant pathological alterations. </text:p>
            <text:p>Mediastinal structures of normal morphology. </text:p>
            <text:p>No significant mediastinal, axillary, or supraclavicular adenomegaly are observed. </text:p>
            <text:p>No pleural or pericardial effusion is observed. There are no appreciable alterations of the chest wall or the upper hemiabdomen. .</text:p>
            <text:p/>
            <text:p>CONCLUSIONS.</text:p>
            <text:p>Slight signs of paraseptal emphysema in the right apex, unchanged. 6.5 mm nodular image in RLL, unique, uncharacteristic and stable. Dilatation of the proximal tracheobronchial tree. Re-monitoring is suggested in 6 months.</text:p>
          </table:table-cell>
          <table:table-cell table:number-columns-repeated="16379"/>
        </table:table-row>
        <table:table-row table:style-name="ro6" table:number-rows-repeated="1048558">
          <table:table-cell table:number-columns-repeated="16384"/>
        </table:table-row>
        <table:table-row table:style-name="ro6">
          <table:table-cell table:number-columns-repeated="1638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7cm"/>
      <style:text-properties style:font-name="Liberation Sans" fo:font-size="10pt" fo:language="fr" fo:country="FR"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fr" fo:country="FR"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3-01">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dc:date>2026-03-01T10:53:59.262859494</dc:date>
    <meta:editing-duration>PT2H25M</meta:editing-duration>
    <meta:editing-cycles>1</meta:editing-cycles>
    <meta:document-statistic meta:table-count="1" meta:cell-count="85" meta:object-count="0"/>
  </office:meta>
</office:document-meta>
</file>